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6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2.45cm" fo:min-width="3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cm" svg:x2="9.4cm" svg:y2="19.7cm" draw:start-shape="id5" draw:start-glue-point="0" draw:end-shape="id4" svg:d="M9400 21000v-1300" svg:viewBox="0 0 1 1301">
          <text:p/>
        </draw:connector>
        <draw:custom-shape draw:style-name="gr7" draw:text-style-name="P1" draw:layer="layout" svg:width="15.4cm" svg:height="2.8cm" svg:x="5.5cm" svg:y="20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0" draw:text-style-name="P5" draw:layer="layout" svg:width="5.222cm" svg:height="0.962cm" svg:x="7cm" svg:y="0.4cm">
          <draw:text-box>
            <text:p><text:span text:style-name="T3">Class hierarchy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3" draw:text-style-name="P6" xml:id="id6" draw:id="id6" draw:layer="layout" svg:width="5.4cm" svg:height="1cm" svg:x="14.7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5" draw:text-style-name="P5" draw:layer="layout" svg:width="5.514cm" svg:height="0.962cm" draw:transform="rotate (1.5707963267949) translate (22.638cm 15.414cm)">
          <draw:text-box>
            <text:p><text:span text:style-name="T3">Fortran modules</text:span></text:p>
          </draw:text-box>
        </draw:frame>
        <draw:custom-shape draw:style-name="gr16" draw:text-style-name="P1" draw:layer="layout" svg:width="0.9cm" svg:height="21.4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xml:id="id8" draw:id="id8" draw:layer="layout" svg:width="6.2cm" svg:height="1cm" svg:x="14.3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7.4cm" svg:y1="5.4cm" svg:x2="17.4cm" svg:y2="4.4cm" draw:start-shape="id8" draw:start-glue-point="0" draw:end-shape="id6" draw:end-glue-point="2" svg:d="M17400 5400v-1000" svg:viewBox="0 0 1 1001">
          <text:p/>
        </draw:connector>
        <draw:custom-shape draw:style-name="gr19" draw:text-style-name="P9" draw:layer="layout" svg:width="3.6cm" svg:height="0.5cm" svg:x="16.7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0" draw:text-style-name="P1" draw:layer="layout" svg:width="3.9cm" svg:height="12.7cm" svg:x="0.9cm" svg:y="1.9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2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  <draw:custom-shape draw:style-name="gr23" draw:text-style-name="P3" xml:id="id10" draw:id="id10" draw:layer="layout" svg:width="4.9cm" svg:height="2cm" draw:transform="rotate (1.5707963267949) translate (2.3cm 13.9cm)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3cm" svg:y1="8cm" svg:x2="3.3cm" svg:y2="9cm" draw:start-shape="id9" draw:start-glue-point="3" draw:end-shape="id10" draw:end-glue-point="1" svg:d="M3300 8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9-13T03:52:13.046849149</dc:date>
    <dc:creator>Sergey Budaev</dc:creator>
    <meta:editing-duration>PT2H56M50S</meta:editing-duration>
    <meta:editing-cycles>81</meta:editing-cycles>
    <meta:generator>LibreOffice/5.0.5.2$Linux_X86_64 LibreOffice_project/55b006a02d247b5f7215fc6ea0fde844b30035b3</meta:generator>
    <meta:document-statistic meta:object-count="37"/>
  </office:meta>
</office:document-meta>
</file>